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72cm"/>
    </style:style>
    <style:style style:name="gr15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>
      <style:graphic-properties draw:stroke="none" svg:stroke-color="#000000" draw:fill="none" draw:fill-color="#ffffff" fo:min-height="0.874cm"/>
    </style:style>
    <style:style style:name="gr2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 xml:id="id1" draw:id="id1">
              <draw:glue-point draw:id="4" svg:x="4.872cm" svg:y="5.024cm"/>
              <draw:glue-point draw:id="5" svg:x="-4.995cm" svg:y="4.875cm"/>
              <draw:glue-point draw:id="6" svg:x="-4.898cm" svg:y="-4.997cm"/>
              <draw:glue-point draw:id="7" svg:x="4.997cm" svg:y="-4.823cm"/>
              <draw:path draw:style-name="gr1" draw:text-style-name="P1" draw:layer="layout" svg:width="1.226cm" svg:height="0.479cm" draw:transform="skewX (0.00209439510239319) rotate (1.56259327931052) translate (9.19070940224823cm 6.3885510114172cm)" svg:viewBox="0 0 1227 480" svg:d="M0 480c614-1080 1227-1 1227-1">
                <text:p/>
              </draw:path>
              <draw:path draw:style-name="gr2" draw:text-style-name="P1" draw:layer="layout" svg:width="1.226cm" svg:height="0.479cm" draw:transform="skewX (0.00383972435438752) rotate (1.56398954271212) translate (9.20494467358551cm 5.1548765229131cm)" svg:viewBox="0 0 1227 480" svg:d="M0 479c614-1079 1227 1 1227 1">
                <text:p/>
              </draw:path>
              <draw:path draw:style-name="gr3" draw:text-style-name="P1" draw:layer="layout" svg:width="1.226cm" svg:height="0.479cm" draw:transform="skewX (0.00209439510239319) rotate (1.56346594393652) translate (9.21025407821527cm 3.9283843173944cm)" svg:viewBox="0 0 1227 480" svg:d="M0 479c615-1079 1227 1 1227 1">
                <text:p/>
              </draw:path>
              <draw:path draw:style-name="gr4" draw:text-style-name="P1" draw:layer="layout" svg:width="1.226cm" svg:height="0.479cm" draw:transform="skewX (0.00209439510239319) rotate (1.56346594393652) translate (9.2196438005601cm 2.71440606078613cm)" svg:viewBox="0 0 1227 480" svg:d="M0 479c615-1079 1227 1 1227 1">
                <text:p/>
              </draw:path>
              <draw:path draw:style-name="gr5" draw:text-style-name="P1" draw:layer="layout" svg:width="1.226cm" svg:height="0.479cm" draw:transform="skewX (0.00209439510239319) rotate (-1.57899937427927) translate (7.29528295007626cm 1.47135381961793cm)" svg:viewBox="0 0 1227 480" svg:d="M0 480c614-1080 1227-1 1227-1">
                <text:p/>
              </draw:path>
              <draw:path draw:style-name="gr6" draw:text-style-name="P1" draw:layer="layout" svg:width="1.226cm" svg:height="0.479cm" draw:transform="skewX (0.0020943951023932) rotate (-1.57812670965327) translate (7.28136126531415cm 2.70444593744659cm)" svg:viewBox="0 0 1227 480" svg:d="M0 479c615-1079 1227 1 1227 1">
                <text:p/>
              </draw:path>
              <draw:path draw:style-name="gr7" draw:text-style-name="P1" draw:layer="layout" svg:width="1.226cm" svg:height="0.479cm" draw:transform="skewX (0.0020943951023932) rotate (-1.57812670965327) translate (7.2757382741092cm 3.9315205136407cm)" svg:viewBox="0 0 1227 480" svg:d="M0 479c615-1079 1227 1 1227 1">
                <text:p/>
              </draw:path>
              <draw:path draw:style-name="gr8" draw:text-style-name="P1" draw:layer="layout" svg:width="1.226cm" svg:height="0.479cm" draw:transform="skewX (0.0020943951023932) rotate (-1.57812670965327) translate (7.26634855176437cm 5.1454987702489cm)" svg:viewBox="0 0 1227 480" svg:d="M0 479c615-1079 1227 1 1227 1">
                <text:p/>
              </draw:path>
              <draw:line draw:style-name="gr9" draw:text-style-name="P2" draw:layer="layout" svg:x1="9.708cm" svg:y1="1.492cm" svg:x2="11.162cm" svg:y2="1.508cm">
                <text:p/>
              </draw:line>
              <draw:line draw:style-name="gr10" draw:text-style-name="P2" draw:layer="layout" svg:x1="11.125cm" svg:y1="6.403cm" svg:x2="9.671cm" svg:y2="6.393cm">
                <text:p/>
              </draw:line>
              <draw:line draw:style-name="gr11" draw:text-style-name="P2" draw:layer="layout" svg:x1="6.815cm" svg:y1="1.467cm" svg:x2="5.361cm" svg:y2="1.444cm">
                <text:p/>
              </draw:line>
              <draw:line draw:style-name="gr12" draw:text-style-name="P2" draw:layer="layout" svg:x1="5.323cm" svg:y1="6.339cm" svg:x2="6.777cm" svg:y2="6.368cm">
                <text:p/>
              </draw:line>
            </draw:g>
            <draw:frame draw:style-name="gr13" draw:text-style-name="P3" draw:layer="layout" svg:width="1.651cm" svg:height="0.962cm" svg:x="5.735cm" svg:y="1.641cm">
              <draw:text-box>
                <text:p>H1</text:p>
              </draw:text-box>
            </draw:frame>
            <draw:frame draw:style-name="gr14" draw:text-style-name="P3" draw:layer="layout" svg:width="1.343cm" svg:height="0.97cm" svg:x="5.731cm" svg:y="5.315cm">
              <draw:text-box>
                <text:p>H2</text:p>
              </draw:text-box>
            </draw:frame>
            <draw:frame draw:style-name="gr13" draw:text-style-name="P3" draw:layer="layout" svg:width="1.651cm" svg:height="0.962cm" svg:x="9.406cm" svg:y="5.447cm">
              <draw:text-box>
                <text:p>X2</text:p>
              </draw:text-box>
            </draw:frame>
            <draw:frame draw:style-name="gr13" draw:text-style-name="P3" draw:layer="layout" svg:width="1.765cm" svg:height="0.962cm" svg:x="9.454cm" svg:y="1.659cm">
              <draw:text-box>
                <text:p>X1</text:p>
              </draw:text-box>
            </draw:frame>
            <draw:connector draw:style-name="gr15" draw:text-style-name="P4" draw:layer="layout" draw:line-skew="0.528cm" svg:x1="2.379cm" svg:y1="2.836cm" svg:x2="5.383cm" svg:y2="1.445cm" draw:end-shape="id1" draw:end-glue-point="6" svg:d="M2379 2836v-1390h3004v-1" svg:viewBox="0 0 3005 1392">
              <text:p/>
            </draw:connector>
            <draw:connector draw:style-name="gr15" draw:text-style-name="P4" draw:layer="layout" draw:line-skew="-1.205cm" svg:x1="2.379cm" svg:y1="4.868cm" svg:x2="5.326cm" svg:y2="6.34cm" draw:end-shape="id1" draw:end-glue-point="5" svg:d="M2379 4868h4v1472h2943" svg:viewBox="0 0 2948 1473">
              <text:p/>
            </draw:connector>
            <draw:g xml:id="id2" draw:id="id2">
              <draw:line draw:style-name="gr16" draw:text-style-name="P2" draw:layer="layout" svg:x1="11.731cm" svg:y1="1cm" svg:x2="11.731cm" svg:y2="2.02cm">
                <text:p/>
              </draw:line>
              <draw:line draw:style-name="gr17" draw:text-style-name="P2" draw:layer="layout" svg:x1="12.192cm" svg:y1="1.51cm" svg:x2="11.731cm" svg:y2="1cm">
                <text:p/>
              </draw:line>
              <draw:line draw:style-name="gr18" draw:text-style-name="P2" draw:layer="layout" svg:x1="11.731cm" svg:y1="2.02cm" svg:x2="12.192cm" svg:y2="1.51cm">
                <text:p/>
              </draw:line>
              <draw:line draw:style-name="gr19" draw:text-style-name="P2" draw:layer="layout" svg:x1="12.883cm" svg:y1="1.51cm" svg:x2="11.04cm" svg:y2="1.51cm">
                <text:p/>
              </draw:line>
              <draw:line draw:style-name="gr20" draw:text-style-name="P2" draw:layer="layout" svg:x1="12.192cm" svg:y1="1cm" svg:x2="12.192cm" svg:y2="2.02cm">
                <text:p/>
              </draw:line>
            </draw:g>
            <draw:g xml:id="id3" draw:id="id3">
              <draw:rect draw:style-name="gr21" draw:text-style-name="P1" draw:layer="layout" svg:width="1.884cm" svg:height="0.51cm" draw:transform="skewX (-0.00191986217719376) rotate (-1.56329141101132) translate (14.155cm 3.181cm)">
                <text:p/>
              </draw:rect>
              <draw:line draw:style-name="gr22" draw:text-style-name="P2" draw:layer="layout" svg:x1="13.895cm" svg:y1="2.556cm" svg:x2="13.9cm" svg:y2="3.184cm">
                <text:p/>
              </draw:line>
              <draw:line draw:style-name="gr23" draw:text-style-name="P2" draw:layer="layout" svg:x1="13.916cm" svg:y1="5.067cm" svg:x2="13.921cm" svg:y2="5.695cm">
                <text:p/>
              </draw:line>
            </draw:g>
            <draw:connector draw:style-name="gr15" draw:text-style-name="P4" draw:layer="layout" svg:x1="12.883cm" svg:y1="1.51cm" svg:x2="13.907cm" svg:y2="2.556cm" draw:start-shape="id2" draw:start-glue-point="1" draw:end-shape="id3" draw:end-glue-point="0" svg:d="M12883 1510h1024v1046" svg:viewBox="0 0 1025 1047">
              <text:p/>
            </draw:connector>
            <draw:connector draw:style-name="gr15" draw:text-style-name="P4" draw:layer="layout" draw:line-skew="-0.532cm" svg:x1="11.086cm" svg:y1="6.403cm" svg:x2="13.907cm" svg:y2="5.695cm" draw:start-shape="id1" draw:start-glue-point="4" draw:end-shape="id3" draw:end-glue-point="2" svg:d="M11086 6403v-6h2821v-702" svg:viewBox="0 0 2822 709">
              <text:p/>
            </draw:connector>
          </draw:g>
          <draw:g>
            <draw:ellipse draw:style-name="gr24" draw:text-style-name="P6" draw:layer="layout" svg:width="2.154cm" svg:height="2.112cm" svg:x="1.344cm" svg:y="2.799cm">
              <text:p text:style-name="P5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1</text:span><text:span text:style-name="T1">2</text:span><text:span text:style-name="T1">0</text:span></text:p>
            </draw:ellipse>
            <draw:path draw:style-name="gr25" draw:text-style-name="P1" draw:layer="layout" svg:width="0.404cm" svg:height="0.131cm" svg:x="1.613cm" svg:y="3.722cm" svg:viewBox="0 0 405 132" svg:d="M0 132c202-297 405 0 405 0">
              <text:p/>
            </draw:path>
            <draw:path draw:style-name="gr26" draw:text-style-name="P1" draw:layer="layout" svg:width="0.404cm" svg:height="0.131cm" svg:x="2.018cm" svg:y="3.855cm" svg:viewBox="0 0 405 132" svg:d="M0 0c202 298 405 0 405 0">
              <text:p/>
            </draw:path>
          </draw:g>
        </draw:g>
        <draw:frame draw:style-name="gr27" draw:text-style-name="P3" draw:layer="layout" svg:width="2.182cm" svg:height="1.124cm" svg:x="7.542cm" svg:y="0.827cm">
          <draw:text-box>
            <text:p>10:1</text:p>
          </draw:text-box>
        </draw:frame>
        <draw:line draw:style-name="gr28" draw:text-style-name="P7" draw:layer="layout" svg:x1="8.037cm" svg:y1="1.984cm" svg:x2="8.037cm" svg:y2="6.151cm">
          <text:p/>
        </draw:line>
        <draw:line draw:style-name="gr28" draw:text-style-name="P7" draw:layer="layout" svg:x1="8.599cm" svg:y1="1.952cm" svg:x2="8.599cm" svg:y2="6.1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6T20:05:57.815714672</meta:creation-date>
    <dc:date>2020-12-26T21:06:33.014373514</dc:date>
    <meta:editing-duration>PT29M9S</meta:editing-duration>
    <meta:editing-cycles>7</meta:editing-cycles>
    <meta:generator>LibreOffice/6.1.5.2$Linux_ARM_EABI LibreOffice_project/10$Build-2</meta:generator>
    <meta:print-date>2020-12-26T20:59:14.407112654</meta:print-date>
    <meta:document-statistic meta:object-count="40"/>
  </office:meta>
</office:document-meta>
</file>